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ibreOffice<text:note text:id="ftn0" text:note-class="footnote"><text:note-citation text:label="a">a</text:note-citation><text:note-body><text:p text:style-name="Footnote">Test A</text:p></text:note-body></text:note> is a free and open source office<text:note text:id="ftn1" text:note-class="footnote"><text:note-citation text:label="b">b</text:note-citation><text:note-body><text:p text:style-name="Footnote">Test B</text:p></text:note-body></text:note> suite, developed by The Document Foundation. It was forked from OpenOffice.org in 2010. The LibreOffice suite comprises programs to do word processing, spreadsheets, slideshows, diagrams and drawings, maintain databases, and compose math formula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5:45:29</dc:date>
    <dc:creator>artur </dc:creator>
    <meta:editing-duration>P0D</meta:editing-duration>
    <meta:editing-cycles>2</meta:editing-cycles>
    <meta:document-statistic meta:table-count="0" meta:image-count="0" meta:object-count="0" meta:page-count="1" meta:paragraph-count="3" meta:word-count="47" meta:character-count="306" meta:non-whitespace-character-count="264"/>
  </office:meta>
</office:document-meta>
</file>